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55b4b1" officeooo:paragraph-rsid="0055b4b1"/>
    </style:style>
    <style:style style:name="P5" style:family="paragraph" style:parent-style-name="Standard">
      <style:text-properties officeooo:rsid="0055b4b1" officeooo:paragraph-rsid="005707cb"/>
    </style:style>
    <style:style style:name="P6" style:family="paragraph" style:parent-style-name="Standard">
      <style:text-properties officeooo:rsid="004a9029" officeooo:paragraph-rsid="004a9029"/>
    </style:style>
    <style:style style:name="P7" style:family="paragraph" style:parent-style-name="Standard">
      <style:text-properties style:font-name="DejaVu Sans Mono" fo:font-size="10pt" style:text-underline-style="none" fo:font-weight="bold" officeooo:rsid="004f6555" officeooo:paragraph-rsid="004a902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5a314d" officeooo:paragraph-rsid="005a314d"/>
    </style:style>
    <style:style style:name="P9" style:family="paragraph" style:parent-style-name="Heading_20_2">
      <style:text-properties officeooo:rsid="0055b4b1" officeooo:paragraph-rsid="0055b4b1"/>
    </style:style>
    <style:style style:name="P10" style:family="paragraph" style:parent-style-name="Standard" style:list-style-name="L1">
      <style:text-properties officeooo:rsid="0055b4b1" officeooo:paragraph-rsid="0055b4b1"/>
    </style:style>
    <style:style style:name="P11" style:family="paragraph" style:parent-style-name="Standard" style:list-style-name="L2">
      <style:text-properties officeooo:rsid="0055b4b1" officeooo:paragraph-rsid="0055b4b1"/>
    </style:style>
    <style:style style:name="P12" style:family="paragraph" style:parent-style-name="Heading_20_1" style:master-page-name="Standard">
      <style:paragraph-properties style:page-number="auto"/>
      <style:text-properties officeooo:rsid="0055b4b1" officeooo:paragraph-rsid="0055b4b1"/>
    </style:style>
    <style:style style:name="T1" style:family="text">
      <style:text-properties officeooo:rsid="00167c96"/>
    </style:style>
    <style:style style:name="T2" style:family="text">
      <style:text-properties style:font-name="Liberation Sans1" fo:font-size="9pt" style:font-size-asian="9pt" style:font-name-complex="Arial1" style:font-size-complex="9pt"/>
    </style:style>
    <style:style style:name="T3" style:family="text">
      <style:text-properties style:font-name="Liberation Sans1" fo:font-size="9pt" officeooo:rsid="005c21e1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6" style:family="text">
      <style:text-properties fo:color="#0000ff" style:font-name="Liberation Sans1" fo:font-size="9pt" fo:font-weight="bold" officeooo:rsid="005c21e1" style:font-size-asian="9pt" style:font-weight-asian="bold" style:font-name-complex="Arial1" style:font-size-complex="9pt" style:font-weight-complex="bold"/>
    </style:style>
    <style:style style:name="T7" style:family="text">
      <style:text-properties fo:color="#0000ff" style:font-name="Liberation Sans1" fo:font-size="9pt" fo:font-weight="bold" officeooo:rsid="005cea07" style:font-size-asian="9pt" style:font-weight-asian="bold" style:font-name-complex="Arial1" style:font-size-complex="9pt" style:font-weight-complex="bold"/>
    </style:style>
    <style:style style:name="T8" style:family="text">
      <style:text-properties style:text-underline-style="none"/>
    </style:style>
    <style:style style:name="T9" style:family="text">
      <style:text-properties officeooo:rsid="005cbf45"/>
    </style:style>
    <style:style style:name="T10" style:family="text">
      <style:text-properties officeooo:rsid="005ce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rabajo Final 201<text:span text:style-name="T10">8</text:span></text:h>
      <text:p text:style-name="P9">Propuesta inicial</text:p>
      <text:p text:style-name="P4"/>
      <text:p text:style-name="P4">Se deberá entregar un documento con la propuesta inicial conteniendo</text:p>
      <text:list xml:id="list3020699028" text:style-name="L1">
        <text:list-item>
          <text:p text:style-name="P10">Descripción de la organización (incluyendo escala de la misma).</text:p>
        </text:list-item>
        <text:list-item>
          <text:p text:style-name="P10">Software de base y aplicaciones.</text:p>
        </text:list-item>
        <text:list-item>
          <text:p text:style-name="P10">Infraestructura Hw/Sw actual.</text:p>
        </text:list-item>
      </text:list>
      <text:p text:style-name="P6"/>
      <text:p text:style-name="P4">Se podrá realizar de manera individual o grupal (MÁXIMO 3 integrantes).</text:p>
      <text:p text:style-name="P8">La propuesta deberá entregarse antes de la finalización de la cursada como condición NECESARIA para la regularización de la materia.</text:p>
      <text:p text:style-name="Heading_20_2">Entrega</text:p>
      <text:p text:style-name="Standard"/>
      <text:p text:style-name="P4">Se deberá entregar un informe conteniendo:</text:p>
      <text:list xml:id="list4063826557" text:style-name="L2">
        <text:list-item>
          <text:p text:style-name="P11">Descripción de la organización (incluyendo escala de la misma).</text:p>
          <text:list>
            <text:list-item>
              <text:p text:style-name="P11">Software de base y aplicaciones.</text:p>
            </text:list-item>
            <text:list-item>
              <text:p text:style-name="P11">Infraestructura Hw/Sw actual.</text:p>
            </text:list-item>
          </text:list>
        </text:list-item>
        <text:list-item>
          <text:p text:style-name="P11">Diagnóstico de la situación actual / oportunidades de mejora.</text:p>
        </text:list-item>
        <text:list-item>
          <text:p text:style-name="P11">Propuesta de mejoras empleando técnicas y tecnologías de consolidación de TICs.</text:p>
        </text:list-item>
        <text:list-item>
          <text:p text:style-name="P11">Estrategias de consolidación a emplear.</text:p>
        </text:list-item>
        <text:list-item>
          <text:p text:style-name="P11">Tecnologías a utilizar.</text:p>
        </text:list-item>
        <text:list-item>
          <text:p text:style-name="P11">Hardware necesario (explicitando si será necesario adquirirlo)</text:p>
        </text:list-item>
        <text:list-item>
          <text:p text:style-name="P11">Software necesario (incluyendo si hay costos de licencias)</text:p>
        </text:list-item>
      </text:list>
      <text:p text:style-name="P6"/>
      <text:p text:style-name="P5">Se podrá realizar de manera individual o grupal (MÁXIMO 3 integrantes).</text:p>
      <text:p text:style-name="Heading_20_2">Defensa</text:p>
      <text:p text:style-name="Standard"/>
      <text:p text:style-name="P8">El diagnóstico y propuestas de mejora expuestos en la entrega del trabajo se deberá defender de manera individual antes de la <text:span text:style-name="T8">finalización</text:span> de la cursada o en una mesa de examen final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style:font-name="Liberation Sans1" fo:font-size="9pt" style:font-size-asian="9pt" style:font-name-complex="Arial1" style:font-size-complex="9pt"/>
    </style:style>
    <style:style style:name="MT3" style:family="text">
      <style:text-properties style:font-name="Liberation Sans1" fo:font-size="9pt" officeooo:rsid="005c21e1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5cea07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Lineamientos del Trabajo Final</text:p>
      </style:header>
      <style:footer>
        <text:p text:style-name="MP3"><text:span text:style-name="MT2">Ing. Arellano - </text:span><text:span text:style-name="MT3">Ing. Farabello</text:span><text:span text:style-name="MT4"><text:tab/></text:span><text:span text:style-name="MT5">Año 201</text:span><text:span text:style-name="MT6">8</text:span><text:span text:style-name="MT4"><text:tab/></text:span><text:span text:style-name="Page_20_Number"><text:span text:style-name="MT2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Trabajo Final Consolidación TICS</dc:title>
    <dc:subject>Trabajo Final Consolidación TICS</dc:subject>
    <meta:initial-creator>Gabriel </meta:initial-creator>
    <meta:creation-date>2015-03-25T17:24:42.108309479</meta:creation-date>
    <dc:language>en-US</dc:language>
    <meta:editing-cycles>47</meta:editing-cycles>
    <meta:editing-duration>P1DT5H18M32S</meta:editing-duration>
    <dc:date>2018-06-06T18:31:15.914935599</dc:date>
    <meta:keyword>consolidacion tics final evaluación</meta:keyword>
    <meta:document-statistic meta:table-count="0" meta:image-count="0" meta:object-count="0" meta:page-count="1" meta:paragraph-count="25" meta:word-count="207" meta:character-count="1330" meta:non-whitespace-character-count="1160"/>
    <meta:user-defined meta:name="Info 1"/>
    <meta:user-defined meta:name="Info 2"/>
    <meta:user-defined meta:name="Info 3"/>
    <meta:user-defined meta:name="Info 4"/>
  </office:meta>
</office:document-meta>
</file>